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CE5A00008A94079D616B.svm" manifest:media-type=""/>
  <manifest:file-entry manifest:full-path="Pictures/200018FF000062650000480A53158684.svm" manifest:media-type=""/>
  <manifest:file-entry manifest:full-path="Pictures/2000000800004648000046487C8C46BB.svm" manifest:media-type=""/>
  <manifest:file-entry manifest:full-path="Pictures/20000008000046480000464830FA16EA.svm" manifest:media-type=""/>
  <manifest:file-entry manifest:full-path="Pictures/200000070000BED300006D93B063F6BD.svm" manifest:media-type=""/>
  <manifest:file-entry manifest:full-path="Pictures/200000080000464800004648216FE900.svm" manifest:media-type=""/>
  <manifest:file-entry manifest:full-path="Pictures/200018F6000062650000480A89F8706C.svm" manifest:media-type=""/>
  <manifest:file-entry manifest:full-path="Pictures/20000007000047AF00004A07723E53F2.svm" manifest:media-type=""/>
  <manifest:file-entry manifest:full-path="Pictures/200000070000607D000079AFEF4D54FE.svm" manifest:media-type=""/>
  <manifest:file-entry manifest:full-path="Pictures/200000080000464800004648EB66AD22.svm" manifest:media-type=""/>
  <manifest:file-entry manifest:full-path="Pictures/200000070000856700004CF5529A33FD.svm" manifest:media-type=""/>
  <manifest:file-entry manifest:full-path="Pictures/200000070000EB290000799687F083DC.svm" manifest:media-type="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621cm" fo:margin-left="0cm" fo:margin-right="-0.621cm" table:align="margins"/>
    </style:style>
    <style:style style:name="Tableau2.A" style:family="table-column">
      <style:table-column-properties style:column-width="8.943cm" style:rel-column-width="33259*"/>
    </style:style>
    <style:style style:name="Tableau2.B" style:family="table-column">
      <style:table-column-properties style:column-width="8.678cm" style:rel-column-width="32276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7.477cm" fo:margin-left="0.614cm" fo:margin-right="0.395cm" table:align="margins"/>
    </style:style>
    <style:style style:name="Tableau3.A" style:family="table-column">
      <style:table-column-properties style:column-width="1.496cm" style:rel-column-width="13107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10.689cm" style:rel-column-width="41175*"/>
    </style:style>
    <style:style style:name="Tableau4.B" style:family="table-column">
      <style:table-column-properties style:column-width="6.324cm" style:rel-column-width="24360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9.075cm" style:rel-column-width="34958*"/>
    </style:style>
    <style:style style:name="Tableau5.B" style:family="table-column">
      <style:table-column-properties style:column-width="7.938cm" style:rel-column-width="30577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2.778cm" style:rel-column-width="10701*"/>
    </style:style>
    <style:style style:name="Tableau6.B" style:family="table-column">
      <style:table-column-properties style:column-width="2.372cm" style:rel-column-width="9138*"/>
    </style:style>
    <style:style style:name="Tableau6.G" style:family="table-column">
      <style:table-column-properties style:column-width="2.374cm" style:rel-column-width="9144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6.G1" style:family="table-cell" style:data-style-name="N0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11.721cm" style:rel-column-width="45150*"/>
    </style:style>
    <style:style style:name="Tableau7.B" style:family="table-column">
      <style:table-column-properties style:column-width="5.292cm" style:rel-column-width="20385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="none"/>
    </style:style>
    <style:style style:name="Tableau11.B2" style:family="table-cell">
      <style:table-cell-properties style:vertical-align="middle" fo:padding="0.097cm" fo:border-left="0.05pt solid #000000" fo:border-right="none" fo:border-top="none" fo:border-bottom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="none"/>
    </style:style>
    <style:style style:name="Tableau12.B2" style:family="table-cell">
      <style:table-cell-properties fo:padding="0.097cm" fo:border-left="0.05pt solid #000000" fo:border-right="none" fo:border-top="none" fo:border-bottom="none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2.249cm" style:rel-column-width="8663*"/>
    </style:style>
    <style:style style:name="Tableau10.B" style:family="table-column">
      <style:table-column-properties style:column-width="1.476cm" style:rel-column-width="5687*"/>
    </style:style>
    <style:style style:name="Tableau10.K" style:family="table-column">
      <style:table-column-properties style:column-width="1.476cm" style:rel-column-width="5689*"/>
    </style:style>
    <style:style style:name="Tableau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0.E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0.F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0.G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0.H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0.I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0.J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0.K1" style:family="table-cell" style:data-style-name="N0">
      <style:table-cell-properties fo:padding="0.097cm" fo:border="0.05pt solid #000000"/>
    </style:style>
    <style:style style:name="Tableau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E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F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G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H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I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J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K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986cm" table:align="left" style:writing-mode="lr-tb"/>
    </style:style>
    <style:style style:name="Tableau9.A" style:family="table-column">
      <style:table-column-properties style:column-width="5.662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9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C2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style="italic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0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1" style:family="paragraph" style:parent-style-name="Table">
      <style:text-properties fo:font-size="10pt" style:font-size-asian="10pt" style:font-size-complex="10pt"/>
    </style:style>
    <style:style style:name="P22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23" style:family="paragraph" style:parent-style-name="Table">
      <style:paragraph-properties style:snap-to-layout-grid="false"/>
      <style:text-properties fo:font-size="10pt" fo:letter-spacing="-0.002cm" fo:font-style="italic" style:font-size-asian="10pt" style:font-style-asian="italic" style:font-size-complex="10pt"/>
    </style:style>
    <style:style style:name="P24" style:family="paragraph" style:parent-style-name="Text_20_body">
      <style:paragraph-properties fo:background-color="#e6e6e6">
        <style:background-image/>
      </style:paragraph-properties>
    </style:style>
    <style:style style:name="P25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>
      <style:paragraph-properties fo:background-color="#e6e6e6">
        <style:background-image/>
      </style:paragraph-properties>
    </style:style>
    <style:style style:name="P27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28" style:family="paragraph" style:parent-style-name="Standard">
      <style:paragraph-properties fo:margin-left="1.226cm" fo:margin-right="0.009cm" fo:text-indent="-0.026cm" style:auto-text-indent="false">
        <style:tab-stops/>
      </style:paragraph-properties>
    </style:style>
    <style:style style:name="P29" style:family="paragraph" style:parent-style-name="Standard">
      <style:paragraph-properties fo:margin-left="0.009cm" fo:margin-right="0.009cm" fo:text-indent="1.164cm" style:auto-text-indent="false"/>
    </style:style>
    <style:style style:name="P30" style:family="paragraph" style:parent-style-name="Heading_20_1">
      <style:text-properties style:text-underline-style="solid" style:text-underline-width="auto" style:text-underline-color="font-color"/>
    </style:style>
    <style:style style:name="P3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32" style:family="paragraph" style:parent-style-name="Heading_20_2">
      <style:text-properties style:text-underline-style="solid" style:text-underline-width="auto" style:text-underline-color="font-color"/>
    </style:style>
    <style:style style:name="P33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34" style:family="paragraph" style:parent-style-name="Standard" style:list-style-name="L1"/>
    <style:style style:name="P35" style:family="paragraph" style:parent-style-name="Standard" style:list-style-name="L3"/>
    <style:style style:name="P36" style:family="paragraph" style:parent-style-name="Standard" style:list-style-name="L4"/>
    <style:style style:name="P37" style:family="paragraph" style:parent-style-name="Standard" style:list-style-name="L5"/>
    <style:style style:name="P38" style:family="paragraph" style:parent-style-name="Standard" style:list-style-name="L6"/>
    <style:style style:name="P39" style:family="paragraph" style:parent-style-name="Standard" style:list-style-name="L7"/>
    <style:style style:name="P40" style:family="paragraph" style:parent-style-name="Standard" style:list-style-name="L8">
      <style:text-properties style:text-underline-style="none" fo:font-weight="normal" style:font-weight-asian="normal" style:font-weight-complex="normal"/>
    </style:style>
    <style:style style:name="P41" style:family="paragraph" style:parent-style-name="Standard" style:list-style-name="L9"/>
    <style:style style:name="P42" style:family="paragraph" style:parent-style-name="Standard" style:list-style-name="L1">
      <style:paragraph-properties fo:break-before="page"/>
    </style:style>
    <style:style style:name="P43" style:family="paragraph" style:parent-style-name="Standard" style:list-style-name="L2">
      <style:paragraph-properties fo:background-color="#e6e6e6">
        <style:background-image/>
      </style:paragraph-properties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45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d16f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font-name="Symbol" fo:font-style="italic" style:font-style-asian="italic"/>
    </style:style>
    <style:style style:name="T11" style:family="text">
      <style:text-properties fo:letter-spacing="-0.002cm" fo:font-style="italic" style:font-style-asian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officeooo:rsid="0008d16f" style:font-style-asian="italic" style:font-style-complex="italic"/>
    </style:style>
    <style:style style:name="T14" style:family="text">
      <style:text-properties style:font-name="Atalante" fo:font-style="normal" officeooo:rsid="0008d16f" style:font-style-asian="italic" style:font-style-complex="italic"/>
    </style:style>
    <style:style style:name="T15" style:family="text">
      <style:text-properties style:font-name="Atalante" fo:font-style="italic" officeooo:rsid="0008d16f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middle" style:vertical-rel="text" style:horizontal-pos="center" style:horizontal-rel="paragraph-content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style:shadow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draw:auto-grow-height="false" fo:min-height="0cm" fo:min-width="0cm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Chapitre 8</text:p>
            <text:p text:style-name="P18">Notions de fonction</text:p>
          </table:table-cell>
        </table:table-row>
      </table:table>
      <text:p text:style-name="P2"/>
      <text:h text:style-name="P30" text:outline-level="1">Généralités</text:h>
      <text:h text:style-name="P32" text:outline-level="2">Notations et vocabulaire</text:h>
      <text:p text:style-name="P25">Définition intuitive :</text:p>
      <text:p text:style-name="P24">Une <text:span text:style-name="T12">fonction</text:span> <text:span text:style-name="T4">f</text:span> permet d'<text:span text:style-name="T12">associer</text:span>, à un nombre <text:span text:style-name="T4">x</text:span>, un nombre <text:span text:style-name="T12">unique</text:span> noté <text:span text:style-name="T4">f(x)</text:span>.</text:p>
      <text:p text:style-name="P27"><text:span text:style-name="T4">x </text:span>est appelé la <text:span text:style-name="T12">variable</text:span> et <text:span text:style-name="T4">f(x)</text:span> est la valeur prise par la fonction <text:span text:style-name="T4">f </text:span>pour la valeur <text:span text:style-name="T4">x</text:span>.</text:p>
      <text:p text:style-name="P4"/>
      <text:p text:style-name="P4">On note :</text:p>
      <text:p text:style-name="Standard"><text:span text:style-name="T6"><text:tab/>f : x </text:span><text:span text:style-name="T6"><draw:g text:anchor-type="as-char" svg:y="-0.21cm" draw:z-index="0" draw:style-name="gr1"><draw:line draw:style-name="gr2" draw:text-style-name="P44" svg:x1="0cm" svg:y1="-0.001cm" svg:x2="0cm" svg:y2="0.165cm"><text:p/></draw:line><draw:line draw:style-name="gr2" draw:text-style-name="P44" svg:x1="0cm" svg:y1="0.082cm" svg:x2="0.529cm" svg:y2="0.082cm"><text:p/></draw:line><draw:line draw:style-name="gr2" draw:text-style-name="P44" svg:x1="0.529cm" svg:y1="0.082cm" svg:x2="0.439cm" svg:y2="-0.001cm"><text:p/></draw:line><draw:line draw:style-name="gr2" draw:text-style-name="P44" svg:x1="0.529cm" svg:y1="0.082cm" svg:x2="0.439cm" svg:y2="0.165cm"><text:p/></draw:line></draw:g></text:span><text:span text:style-name="T6"> f(x)</text:span><text:span text:style-name="T1"> <text:tab/><text:tab/>et on lit : <text:tab/>« fonction </text:span><text:span text:style-name="T6">f </text:span><text:span text:style-name="T1">qui à </text:span><text:span text:style-name="T6">x</text:span><text:span text:style-name="T1"> associe </text:span><text:span text:style-name="T6">f(x)</text:span><text:span text:style-name="T1"> ».</text:span></text:p>
      <text:p text:style-name="P7"/>
      <text:p text:style-name="P7">Exemples :</text:p>
      <text:list xml:id="list37669397" text:style-name="L1">
        <text:list-item>
          <text:p text:style-name="P34">Certains programmes de calcul, peuvent se formaliser par des fonctions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/>
            <text:p text:style-name="Standard"><text:span text:style-name="T1">Soit </text:span><text:span text:style-name="T1"><draw:frame draw:style-name="fr3" draw:name="Objet26" text:anchor-type="as-char" svg:width="0.517cm" svg:height="0.469cm" draw:z-index="29"><draw:object xlink:href="./Object 27" xlink:type="simple" xlink:show="embed" xlink:actuate="onLoad"/><draw:image xlink:href="./ObjectReplacements/Object 27" xlink:type="simple" xlink:show="embed" xlink:actuate="onLoad"/></draw:frame></text:span><text:span text:style-name="T6"> </text:span><text:span text:style-name="T1">la fonction qui à </text:span><text:span text:style-name="T6">x</text:span><text:span text:style-name="T1"> associe le nombre </text:span><text:span text:style-name="T6">3x+4</text:span><text:span text:style-name="T1">.</text:span></text:p>
            <text:p text:style-name="Standard"><text:span text:style-name="T1">On note </text:span><text:span text:style-name="T1"><draw:frame draw:style-name="fr3" draw:name="Objet27" text:anchor-type="as-char" svg:width="0.676cm" svg:height="0.469cm" draw:z-index="30"><draw:object xlink:href="./Object 28" xlink:type="simple" xlink:show="embed" xlink:actuate="onLoad"/><draw:image xlink:href="./ObjectReplacements/Object 28" xlink:type="simple" xlink:show="embed" xlink:actuate="onLoad"/></draw:frame></text:span><text:span text:style-name="T6"> x </text:span><text:span text:style-name="T6"><draw:g text:anchor-type="as-char" svg:y="-0.21cm" draw:z-index="2" draw:style-name="gr1"><draw:line draw:style-name="gr2" draw:text-style-name="P44" svg:x1="0cm" svg:y1="-0.001cm" svg:x2="0cm" svg:y2="0.165cm"><text:p/></draw:line><draw:line draw:style-name="gr2" draw:text-style-name="P44" svg:x1="0cm" svg:y1="0.082cm" svg:x2="0.529cm" svg:y2="0.082cm"><text:p/></draw:line><draw:line draw:style-name="gr2" draw:text-style-name="P44" svg:x1="0.529cm" svg:y1="0.082cm" svg:x2="0.439cm" svg:y2="-0.001cm"><text:p/></draw:line><draw:line draw:style-name="gr2" draw:text-style-name="P44" svg:x1="0.529cm" svg:y1="0.082cm" svg:x2="0.439cm" svg:y2="0.165cm"><text:p/></draw:line></draw:g></text:span><text:span text:style-name="T4"> 3x+4</text:span></text:p>
            <text:p text:style-name="Standard">La fonction <draw:frame draw:style-name="fr3" draw:name="Objet28" text:anchor-type="as-char" svg:width="0.517cm" svg:height="0.469cm" draw:z-index="31"><draw:object xlink:href="./Object 29" xlink:type="simple" xlink:show="embed" xlink:actuate="onLoad"/><draw:image xlink:href="./ObjectReplacements/Object 29" xlink:type="simple" xlink:show="embed" xlink:actuate="onLoad"/></draw:frame> est définie par <text:span text:style-name="T4">f(x)=3x+4</text:span></text:p>
          </table:table-cell>
          <table:table-cell table:style-name="Tableau2.A1" office:value-type="string">
            <text:p text:style-name="Standard"><draw:g text:anchor-type="paragraph" draw:z-index="1" draw:style-name="gr3"><draw:custom-shape draw:style-name="gr4" draw:text-style-name="P45" svg:width="3.53cm" svg:height="1.172cm" svg:x="0.848cm" svg:y="0.265cm"><text:p/><draw:enhanced-geometry svg:viewBox="0 0 21600 21600" draw:text-areas="0 0 21600 21600" draw:type="circular-arrow" draw:modifiers="-170.9158073483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45" svg:width="3.022cm" svg:height="1.172cm" svg:x="4.6cm" svg:y="0.261cm"><text:p/><draw:enhanced-geometry svg:viewBox="0 0 21600 21600" draw:text-areas="0 0 21600 21600" draw:type="circular-arrow" draw:modifiers="-170.9158073483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text:p>
            <table:table table:name="Tableau3" table:style-name="Tableau3">
              <table:table-column table:style-name="Tableau3.A" table:number-columns-repeated="5"/>
              <table:table-row>
                <table:table-cell table:style-name="Tableau3.A1" office:value-type="string">
                  <text:p text:style-name="Table_20_Contents"/>
                </table:table-cell>
                <table:table-cell table:style-name="Tableau3.A1" office:value-type="string">
                  <text:p text:style-name="P16"><draw:frame draw:style-name="fr4" draw:name="Objet3" text:anchor-type="as-char" svg:width="0.813cm" svg:height="0.467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    </table:table-cell>
                <table:table-cell table:style-name="Tableau3.A1" office:value-type="string">
                  <text:p text:style-name="Table_20_Contents"/>
                </table:table-cell>
                <table:table-cell table:style-name="Tableau3.A1" office:value-type="string">
                  <text:p text:style-name="P17"><draw:frame draw:style-name="fr3" draw:name="Objet4" text:anchor-type="as-char" svg:width="0.76cm" svg:height="0.467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  </table:table-cell>
                <table:table-cell table:style-name="Tableau3.A1" office:value-type="string">
                  <text:p text:style-name="Table_20_Contents"/>
                </table:table-cell>
              </table:table-row>
              <table:table-row>
                <table:table-cell table:style-name="Tableau3.A1" office:value-type="string">
                  <text:p text:style-name="P15">x</text:p>
                </table:table-cell>
                <table:table-cell table:style-name="Tableau3.A1" office:value-type="string">
                  <text:p text:style-name="P15"/>
                </table:table-cell>
                <table:table-cell table:style-name="Tableau3.A1" office:value-type="string">
                  <text:p text:style-name="P15">3x</text:p>
                </table:table-cell>
                <table:table-cell table:style-name="Tableau3.A1" office:value-type="string">
                  <text:p text:style-name="P15"/>
                </table:table-cell>
                <table:table-cell table:style-name="Tableau3.A1" office:value-type="string">
                  <text:p text:style-name="P15">3x+4</text:p>
                </table:table-cell>
              </table:table-row>
            </table:table>
            <text:p text:style-name="Standard"/>
          </table:table-cell>
        </table:table-row>
      </table:table>
      <text:list xml:id="list37683387" text:continue-numbering="true" text:style-name="L1">
        <text:list-item>
          <text:p text:style-name="P34">Nous avons déjà rencontré de nombreux outils mathématiques qui peuvent se formaliser par des fonctions (la racine carrée, la puissance,... dépend du nombre choisi)</text:p>
        </text:list-item>
      </text:list>
      <text:p text:style-name="Standard"><text:tab/></text:p>
      <text:p text:style-name="Standard"><text:tab/>La racine carrée dépend, évidemment, du nombre choisi (la variable est le nombre <text:span text:style-name="T4">x</text:span>).</text:p>
      <text:p text:style-name="Standard"><text:tab/>On la note <draw:frame draw:style-name="fr3" draw:name="Objet21" text:anchor-type="as-char" svg:width="0.688cm" svg:height="0.504cm" draw:z-index="34"><draw:object xlink:href="./Object 23" xlink:type="simple" xlink:show="embed" xlink:actuate="onLoad"/><draw:image xlink:href="./ObjectReplacements/Object 23" xlink:type="simple" xlink:show="embed" xlink:actuate="onLoad"/><svg:desc>formule</svg:desc></draw:frame>.</text:p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/>
            <text:p text:style-name="Standard"/>
            <text:p text:style-name="P28">Le cosinus dépend de l'angle : on peut donc définir la fonction cosinus (la variable est l'angle <draw:frame draw:style-name="fr3" draw:name="Objet1" text:anchor-type="as-char" svg:width="0.46cm" svg:height="0.467cm" draw:z-index="36"><draw:object xlink:href="./Object 5" xlink:type="simple" xlink:show="embed" xlink:actuate="onLoad"/><draw:image xlink:href="./ObjectReplacements/Object 5" xlink:type="simple" xlink:show="embed" xlink:actuate="onLoad"/></draw:frame>).</text:p>
            <text:p text:style-name="Standard"/>
            <text:p text:style-name="P29">On la note : <draw:frame draw:style-name="fr3" draw:name="Objet2" text:anchor-type="as-char" svg:width="1.386cm" svg:height="0.483cm" draw:z-index="38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4.A1" office:value-type="string">
            <text:p text:style-name="Table_20_Contents"><draw:frame draw:style-name="fr1" draw:name="D:\MES DOCUMENTS\PROF\3EME\COURS\CHAP8-NOTIONS DE FONCTION\COSINUS.GGB" text:anchor-type="paragraph" svg:x="0.517cm" svg:y="0.397cm" svg:width="6.869cm" svg:height="7.091cm" draw:z-index="28"><draw:image xlink:href="Pictures/20000007000047AF00004A07723E53F2.svm" xlink:type="simple" xlink:show="embed" xlink:actuate="onLoad"/></draw:frame></text:p>
          </table:table-cell>
        </table:table-row>
      </table:table>
      <text:list xml:id="list37662221" text:continue-numbering="true" text:style-name="L1">
        <text:list-header>
          <text:p text:style-name="P34"/>
        </text:list-header>
        <text:list-item>
          <text:p text:style-name="P42">De nombreux problèmes de variations peuvent se formaliser par des fonctions.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/>
            <text:p text:style-name="Table_20_Contents"/>
            <text:p text:style-name="Table_20_Contents">Sur cet exemple la longueur du segment [DF] dépend de la position de E (donc de la longueur du segment [SE], par exemple).</text:p>
            <text:p text:style-name="Table_20_Contents"/>
            <text:p text:style-name="Table_20_Contents">Donc DF est une fonction de la variable SE.</text:p>
          </table:table-cell>
          <table:table-cell table:style-name="Tableau5.A1" office:value-type="string">
            <text:p text:style-name="Table_20_Contents"><draw:frame draw:style-name="fr2" draw:name="D:\MES DOCUMENTS\PROF\3EME\COURS\CHAP8-NOTIONS DE FONCTION\VARIATION.GGB" text:anchor-type="paragraph" svg:width="7.43cm" svg:height="4.286cm" draw:z-index="5"><draw:image xlink:href="Pictures/200000070000856700004CF5529A33FD.svm" xlink:type="simple" xlink:show="embed" xlink:actuate="onLoad"/></draw:frame></text:p>
          </table:table-cell>
        </table:table-row>
      </table:table>
      <text:list xml:id="list37685548" text:continue-numbering="true" text:style-name="L1">
        <text:list-item>
          <text:p text:style-name="P34">Dans certains domaines (notamment les sciences expérimentales), les relevés d'expérience permettent d'étudier les relations entre deux grandeurs.</text:p>
        </text:list-item>
      </text:list>
      <text:p text:style-name="Standard"><text:tab/>Loi d'Ohm : après observation on constate que, dans un circuit électrique qui contient une <text:tab/>résistance, la tension est fonction de l'intensité.</text:p>
      <text:p text:style-name="P3"><text:tab/></text:p>
      <text:h text:style-name="P32" text:outline-level="2">Image et antécédent</text:h>
      <text:p text:style-name="P25">Définitions :</text:p>
      <text:p text:style-name="P26">Soit une fonction <text:span text:style-name="T4">f : x </text:span><text:span text:style-name="T4"><draw:g text:anchor-type="as-char" svg:y="-0.21cm" draw:z-index="6" draw:style-name="gr1"><draw:line draw:style-name="gr2" draw:text-style-name="P44" svg:x1="0cm" svg:y1="-0.001cm" svg:x2="0cm" svg:y2="0.165cm"><text:p/></draw:line><draw:line draw:style-name="gr2" draw:text-style-name="P44" svg:x1="0cm" svg:y1="0.082cm" svg:x2="0.529cm" svg:y2="0.082cm"><text:p/></draw:line><draw:line draw:style-name="gr2" draw:text-style-name="P44" svg:x1="0.529cm" svg:y1="0.082cm" svg:x2="0.439cm" svg:y2="-0.001cm"><text:p/></draw:line><draw:line draw:style-name="gr2" draw:text-style-name="P44" svg:x1="0.529cm" svg:y1="0.082cm" svg:x2="0.439cm" svg:y2="0.165cm"><text:p/></draw:line></draw:g></text:span><text:span text:style-name="T4"> f(x)</text:span></text:p>
      <text:p text:style-name="P26">En posant <text:span text:style-name="T4">f(x) = y</text:span>, on dit que :</text:p>
      <text:list xml:id="list37668441" text:style-name="L2">
        <text:list-item>
          <text:p text:style-name="P43">le nombre <text:span text:style-name="T4">f(x)</text:span>, ou<text:span text:style-name="T4"> y</text:span>, est <text:span text:style-name="T2">l'image</text:span> de <text:span text:style-name="T4">x</text:span> par la fonction <text:span text:style-name="T4">f</text:span>.</text:p>
        </text:list-item>
        <text:list-item>
          <text:p text:style-name="P43"><text:span text:style-name="T4">x</text:span> est <text:span text:style-name="T2">un antécédent</text:span> de <text:span text:style-name="T4">y.</text:span></text:p>
        </text:list-item>
      </text:list>
      <text:p text:style-name="Standard"/>
      <text:p text:style-name="P7">Exemples :</text:p>
      <text:list xml:id="list37677598" text:style-name="L3">
        <text:list-item>
          <text:p text:style-name="P35">Le tableau de valeurs ci-dessous donne les images de quelques nombre par la fonction<text:span text:style-name="T4"> f</text:span> définie par :</text:p>
        </text:list-item>
      </text:list>
      <text:p text:style-name="Standard"><text:span text:style-name="T4"><text:tab/><text:tab/><text:tab/><text:tab/><text:tab/>f : x</text:span> <draw:g text:anchor-type="as-char" svg:y="-0.21cm" draw:z-index="7" draw:style-name="gr1"><draw:line draw:style-name="gr2" draw:text-style-name="P44" svg:x1="0cm" svg:y1="-0.001cm" svg:x2="0cm" svg:y2="0.165cm"><text:p/></draw:line><draw:line draw:style-name="gr2" draw:text-style-name="P44" svg:x1="0cm" svg:y1="0.082cm" svg:x2="0.529cm" svg:y2="0.082cm"><text:p/></draw:line><draw:line draw:style-name="gr2" draw:text-style-name="P44" svg:x1="0.529cm" svg:y1="0.082cm" svg:x2="0.439cm" svg:y2="-0.001cm"><text:p/></draw:line><draw:line draw:style-name="gr2" draw:text-style-name="P44" svg:x1="0.529cm" svg:y1="0.082cm" svg:x2="0.439cm" svg:y2="0.165cm"><text:p/></draw:line></draw:g> <draw:frame draw:style-name="fr3" draw:name="Objet5" text:anchor-type="as-char" svg:width="0.579cm" svg:height="0.527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able:table table:name="Tableau6" table:style-name="Tableau6">
        <table:table-column table:style-name="Tableau6.A"/>
        <table:table-column table:style-name="Tableau6.B" table:number-columns-repeated="5"/>
        <table:table-column table:style-name="Tableau6.G"/>
        <table:table-row>
          <table:table-cell table:style-name="Tableau6.A1" office:value-type="string">
            <text:p text:style-name="P14">x</text:p>
          </table:table-cell>
          <table:table-cell table:style-name="Tableau6.B1" office:value-type="float" office:value="-3">
            <text:p text:style-name="P13">-3</text:p>
          </table:table-cell>
          <table:table-cell table:style-name="Tableau6.B1" office:value-type="float" office:value="-2">
            <text:p text:style-name="P13">-2</text:p>
          </table:table-cell>
          <table:table-cell table:style-name="Tableau6.B1" office:value-type="float" office:value="0.5">
            <text:p text:style-name="P13">0,5</text:p>
          </table:table-cell>
          <table:table-cell table:style-name="Tableau6.B1" office:value-type="float" office:value="1">
            <text:p text:style-name="P13">1</text:p>
          </table:table-cell>
          <table:table-cell table:style-name="Tableau6.B1" office:value-type="float" office:value="1.5">
            <text:p text:style-name="P13">1,5</text:p>
          </table:table-cell>
          <table:table-cell table:style-name="Tableau6.G1" office:value-type="float" office:value="3">
            <text:p text:style-name="P13">3</text:p>
          </table:table-cell>
        </table:table-row>
        <table:table-row>
          <table:table-cell table:style-name="Tableau6.A2" office:value-type="string">
            <text:p text:style-name="P14">y=f(x)</text:p>
          </table:table-cell>
          <table:table-cell table:style-name="Tableau6.B2" office:value-type="float" office:value="9">
            <text:p text:style-name="P13">9</text:p>
          </table:table-cell>
          <table:table-cell table:style-name="Tableau6.B2" office:value-type="float" office:value="4">
            <text:p text:style-name="P13">4</text:p>
          </table:table-cell>
          <table:table-cell table:style-name="Tableau6.B2" office:value-type="float" office:value="0.25">
            <text:p text:style-name="P13">0,25</text:p>
          </table:table-cell>
          <table:table-cell table:style-name="Tableau6.B2" office:value-type="float" office:value="1">
            <text:p text:style-name="P13">1</text:p>
          </table:table-cell>
          <table:table-cell table:style-name="Tableau6.B2" office:value-type="float" office:value="2.25">
            <text:p text:style-name="P13">2,25</text:p>
          </table:table-cell>
          <table:table-cell table:style-name="Tableau6.G2" office:value-type="float" office:value="9">
            <text:p text:style-name="P13">9</text:p>
          </table:table-cell>
        </table:table-row>
      </table:table>
      <text:p text:style-name="Standard">L'égalité <draw:frame draw:style-name="fr3" draw:name="Objet25" text:anchor-type="as-char" svg:width="1.97cm" svg:height="0.483cm" draw:z-index="40"><draw:object xlink:href="./Object 26" xlink:type="simple" xlink:show="embed" xlink:actuate="onLoad"/><draw:image xlink:href="./ObjectReplacements/Object 26" xlink:type="simple" xlink:show="embed" xlink:actuate="onLoad"/></draw:frame> signifie :</text:p>
      <text:list xml:id="list37675511" text:style-name="L4">
        <text:list-item>
          <text:list>
            <text:list-item>
              <text:p text:style-name="P36">4 est l'image de -2 par la fonction <text:span text:style-name="T4">f.</text:span> (pour toute fonction, il existe au plus une image)</text:p>
            </text:list-item>
            <text:list-item>
              <text:p text:style-name="P36">-2 est un antécédent de 4. (ce n'est pas le seul : 2 est également un antécédent de 4)</text:p>
            </text:list-item>
          </text:list>
        </text:list-item>
      </text:list>
      <text:p text:style-name="Standard"/>
      <text:list xml:id="list37674757" text:continue-list="list37677598" text:style-name="L3">
        <text:list-item>
          <text:p text:style-name="P35">Dans le cas de la fonction <draw:frame draw:style-name="fr3" draw:name="Objet6" text:anchor-type="as-char" svg:width="1.386cm" svg:height="0.483cm" draw:z-index="9"><draw:object xlink:href="./Object 2" xlink:type="simple" xlink:show="embed" xlink:actuate="onLoad"/><draw:image xlink:href="./ObjectReplacements/Object 2" xlink:type="simple" xlink:show="embed" xlink:actuate="onLoad"/></draw:frame> : </text:p>
        </text:list-item>
      </text:list>
      <text:list xml:id="list37653231" text:style-name="L5">
        <text:list-item>
          <text:list>
            <text:list-item>
              <text:p text:style-name="P37">0,5 est l'image de 60.</text:p>
            </text:list-item>
            <text:list-item>
              <text:p text:style-name="P37">45 est un antécédent de <draw:frame draw:style-name="fr3" draw:name="Objet7" text:anchor-type="as-char" svg:width="0.778cm" svg:height="1.035cm" draw:z-index="10"><draw:object xlink:href="./Object 7" xlink:type="simple" xlink:show="embed" xlink:actuate="onLoad"/><draw:image xlink:href="./ObjectReplacements/Object 7" xlink:type="simple" xlink:show="embed" xlink:actuate="onLoad"/></draw:frame>.</text:p>
            </text:list-item>
          </text:list>
        </text:list-item>
      </text:list>
      <text:p text:style-name="P6"/>
      <text:h text:style-name="P33" text:outline-level="2">Courbe représentative</text:h>
      <text:p text:style-name="P25">Définition :</text:p>
      <text:p text:style-name="P26">Dans un repère, la <text:span text:style-name="T2">courbe représentative</text:span> (ou<text:span text:style-name="T2"> représentation graphique</text:span>), d'une fonction <text:span text:style-name="T4">f</text:span> est formée de tous les points M de <text:span text:style-name="T2">coordonnées </text:span><text:span text:style-name="T4">(x ; y)</text:span> avec <text:span text:style-name="T7">y=f(x)</text:span>, pour toutes les valeurs de <text:span text:style-name="T4">x</text:span> telles que <text:span text:style-name="T4">f(x)</text:span> existe.</text:p>
      <text:p text:style-name="Standard"/>
      <text:p text:style-name="P7">Exemples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list xml:id="list37679291" text:style-name="L6">
              <text:list-item>
                <text:p text:style-name="P38">Soit la fonction : </text:p>
              </text:list-item>
            </text:list>
            <text:p text:style-name="Standard"><text:span text:style-name="T4"><text:tab/><text:tab/>f : x</text:span> <draw:g text:anchor-type="as-char" svg:y="-0.21cm" draw:z-index="14" draw:style-name="gr1"><draw:line draw:style-name="gr2" draw:text-style-name="P44" svg:x1="0cm" svg:y1="-0.001cm" svg:x2="0cm" svg:y2="0.165cm"><text:p/></draw:line><draw:line draw:style-name="gr2" draw:text-style-name="P44" svg:x1="0cm" svg:y1="0.082cm" svg:x2="0.529cm" svg:y2="0.082cm"><text:p/></draw:line><draw:line draw:style-name="gr2" draw:text-style-name="P44" svg:x1="0.529cm" svg:y1="0.082cm" svg:x2="0.439cm" svg:y2="-0.001cm"><text:p/></draw:line><draw:line draw:style-name="gr2" draw:text-style-name="P44" svg:x1="0.529cm" svg:y1="0.082cm" svg:x2="0.439cm" svg:y2="0.165cm"><text:p/></draw:line></draw:g> <draw:frame draw:style-name="fr3" draw:name="Objet11" text:anchor-type="as-char" svg:width="1.139cm" svg:height="0.527cm" draw:z-index="41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text:p text:style-name="Standard">Dans un repère, la courbe représentative <text:span text:style-name="T14">c</text:span><text:span text:style-name="T8">f</text:span> de <text:span text:style-name="T4">f</text:span> est constituée de tous les points M de coordonnées <text:span text:style-name="T4">(x ;y)</text:span> tels que :</text:p>
            <text:p text:style-name="Standard"><text:tab/><draw:frame draw:style-name="fr3" draw:name="Objet10" text:anchor-type="as-char" svg:width="1.753cm" svg:height="0.527cm" draw:z-index="3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<text:list xml:id="list37660334" text:style-name="L7">
              <text:list-item>
                <text:list>
                  <text:list-header>
                    <text:p text:style-name="P39">Le point A<text:span text:style-name="T4">(2 ;3)</text:span> appartient à la courbe <text:span text:style-name="T14">c</text:span><text:span text:style-name="T8">f </text:span><text:span text:style-name="T9">.</text:span></text:p>
                    <text:list>
                      <text:list-header>
                        <text:p text:style-name="P39">car <draw:frame draw:style-name="fr3" draw:name="Objet9" text:anchor-type="as-char" svg:width="4.073cm" svg:height="0.543cm" draw:z-index="42"><draw:object xlink:href="./Object 15" xlink:type="simple" xlink:show="embed" xlink:actuate="onLoad"/><draw:image xlink:href="./ObjectReplacements/Object 15" xlink:type="simple" xlink:show="embed" xlink:actuate="onLoad"/></draw:frame> </text:p>
                        <text:p text:style-name="P39">(on obtient l'ordonnée de A)</text:p>
                      </text:list-header>
                    </text:list>
                    <text:p text:style-name="P39"/>
                    <text:p text:style-name="P39">Soit le point B d'abscisse -3 appartenant à la courbe <text:span text:style-name="T15">c</text:span><text:span text:style-name="T8">f </text:span><text:span text:style-name="T9">.</text:span></text:p>
                    <text:list text:continue-numbering="true">
                      <text:list-header>
                        <text:p text:style-name="P39">Son ordonnée est : <draw:frame draw:style-name="fr3" draw:name="Objet8" text:anchor-type="as-char" svg:width="4.927cm" svg:height="0.543cm" draw:z-index="1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          </text:list-header>
                    </text:list>
                  </text:list-header>
                </text:list>
              </text:list-item>
            </text:list>
          </table:table-cell>
          <table:table-cell table:style-name="Tableau7.A1" office:value-type="string">
            <text:p text:style-name="Table_20_Contents"><draw:frame draw:style-name="fr2" draw:name="D:\MES DOCUMENTS\PROF\3EME\COURS\CHAP8-NOTIONS DE FONCTION\EXEMPLE.GGB" text:anchor-type="paragraph" svg:width="3.948cm" svg:height="4.978cm" draw:z-index="11"><draw:image xlink:href="Pictures/200000070000607D000079AFEF4D54FE.svm" xlink:type="simple" xlink:show="embed" xlink:actuate="onLoad"/></draw:frame></text:p>
          </table:table-cell>
        </table:table-row>
      </table:table>
      <text:list xml:id="list37664674" text:continue-list="list37679291" text:style-name="L6">
        <text:list-header>
          <text:p text:style-name="P38"/>
        </text:list-header>
        <text:list-item>
          <text:p text:style-name="P38">Lorsque l'on peut déterminer l'image d'un nombre par une fonction, on peut alors tracer la courbe représentative de la fonction.</text:p>
        </text:list-item>
      </text:list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Table_20_Contents"><text:tab/>- Pour la fonction <draw:frame draw:style-name="fr3" draw:name="Objet12" text:anchor-type="as-char" svg:width="1.409cm" svg:height="0.483cm" draw:z-index="43"><draw:object xlink:href="./Object 10" xlink:type="simple" xlink:show="embed" xlink:actuate="onLoad"/><draw:image xlink:href="./ObjectReplacements/Object 10" xlink:type="simple" xlink:show="embed" xlink:actuate="onLoad"/></draw:frame> :</text:p>
            <text:p text:style-name="Table_20_Contents"/>
            <text:p text:style-name="Table_20_Contents">On peut, par le calcul d'un rapport, déterminer l'image de <draw:frame draw:style-name="fr3" draw:name="Objet14" text:anchor-type="as-char" svg:width="0.46cm" svg:height="0.467cm" draw:z-index="44"><draw:object xlink:href="./Object 11" xlink:type="simple" xlink:show="embed" xlink:actuate="onLoad"/><draw:image xlink:href="./ObjectReplacements/Object 11" xlink:type="simple" xlink:show="embed" xlink:actuate="onLoad"/><svg:desc>formule</svg:desc></draw:frame> et donc tracer la représentation graphique de <draw:frame draw:style-name="fr3" draw:name="Objet13" text:anchor-type="as-char" svg:width="1.386cm" svg:height="0.483cm" draw:z-index="45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<text:p text:style-name="Table_20_Contents"/>
            <text:p text:style-name="Table_20_Contents">Ce sont l'ensemble des points M(<draw:frame draw:style-name="fr3" draw:name="Objet15" text:anchor-type="as-char" svg:width="0.46cm" svg:height="0.467cm" draw:z-index="46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3" draw:name="Objet16" text:anchor-type="as-char" svg:width="1.386cm" svg:height="0.483cm" draw:z-index="48"><draw:object xlink:href="./Object 17" xlink:type="simple" xlink:show="embed" xlink:actuate="onLoad"/><draw:image xlink:href="./ObjectReplacements/Object 17" xlink:type="simple" xlink:show="embed" xlink:actuate="onLoad"/><svg:desc>formule</svg:desc></draw:frame>).</text:p>
            <text:p text:style-name="Table_20_Contents"/>
            <text:p text:style-name="Table_20_Contents">On se limite donc à <draw:frame draw:style-name="fr3" draw:name="Objet17" text:anchor-type="as-char" svg:width="1.827cm" svg:height="0.467cm" draw:z-index="26"><draw:object xlink:href="./Object 8" xlink:type="simple" xlink:show="embed" xlink:actuate="onLoad"/><draw:image xlink:href="./ObjectReplacements/Object 8" xlink:type="simple" xlink:show="embed" xlink:actuate="onLoad"/><svg:desc>formule</svg:desc></draw:frame>.</text:p>
          </table:table-cell>
          <table:table-cell table:style-name="Tableau8.A1" office:value-type="string">
            <text:p text:style-name="Table_20_Contents"><draw:frame draw:style-name="fr2" draw:name="D:\MES DOCUMENTS\PROF\3EME\COURS\CHAP8-NOTIONS DE FONCTION\COSINUS.GGB_1" text:anchor-type="paragraph" svg:width="7.823cm" svg:height="4.491cm" draw:z-index="12"><draw:image xlink:href="Pictures/200000070000BED300006D93B063F6BD.svm" xlink:type="simple" xlink:show="embed" xlink:actuate="onLoad"/></draw:frame></text:p>
          </table:table-cell>
        </table:table-row>
      </table:table>
      <text:p text:style-name="Table_20_Contents"><text:tab/>- Représentation graphique de la variation de DF en fonction de SE :</text:p>
      <text:p text:style-name="Table_20_Contents"/>
      <text:p text:style-name="Table_20_Contents"/>
      <text:p text:style-name="Standard"/>
      <text:p text:style-name="Standard"><draw:frame draw:style-name="fr2" draw:name="D:\MES DOCUMENTS\PROF\3EME\COURS\CHAP8-NOTIONS DE FONCTION\VARIATION.GGB_1" text:anchor-type="paragraph" svg:width="11.259cm" svg:height="5.821cm" draw:z-index="13"><draw:image xlink:href="Pictures/200000070000EB290000799687F083DC.svm" xlink:type="simple" xlink:show="embed" xlink:actuate="onLoad"/></draw:frame></text:p>
      <text:p text:style-name="Standard"><text:soft-page-break/><text:tab/>- Aire du carré en fonction de longueur du côté : <draw:frame draw:style-name="fr3" draw:name="Objet22" text:anchor-type="as-char" svg:width="1.723cm" svg:height="0.483cm" draw:z-index="47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2" draw:name="images6" text:anchor-type="paragraph" svg:width="11.079cm" svg:height="11.079cm" draw:z-index="21"><draw:image xlink:href="Pictures/2000000800004648000046487C8C46BB.svm" xlink:type="simple" xlink:show="embed" xlink:actuate="onLoad"/></draw:frame></text:p>
      <text:p text:style-name="Standard"><text:tab/>- Volume de la boule en fonction du rayon : <draw:frame draw:style-name="fr3" draw:name="Objet23" text:anchor-type="as-char" svg:width="1.744cm" svg:height="0.483cm" draw:z-index="49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/>
      <text:p text:style-name="Standard"><draw:frame draw:style-name="fr2" draw:name="images3" text:anchor-type="paragraph" svg:width="11.278cm" svg:height="11.278cm" draw:z-index="20"><draw:image xlink:href="Pictures/20000008000046480000464830FA16EA.svm" xlink:type="simple" xlink:show="embed" xlink:actuate="onLoad"/></draw:frame></text:p>
      <text:p text:style-name="Standard"><text:soft-page-break/><text:tab/>- Représentation graphique d'une <text:span text:style-name="T12">fonction</text:span> de <text:span text:style-name="T12">deux variables :</text:span> </text:p>
      <text:p text:style-name="Standard"><text:tab/><text:tab/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2">Volume du cylindre en fonction du rayon et de la hauteur.</text:p>
          </table:table-cell>
          <table:covered-table-cell/>
        </table:table-row>
        <table:table-row>
          <table:table-cell table:style-name="Tableau11.A1" office:value-type="string">
            <text:p text:style-name="Table_20_Contents"><draw:frame draw:style-name="fr2" draw:name="images1" text:anchor-type="paragraph" svg:width="8.304cm" svg:height="8.304cm" draw:z-index="22"><draw:image xlink:href="Pictures/200000080000464800004648EB66AD22.svm" xlink:type="simple" xlink:show="embed" xlink:actuate="onLoad"/></draw:frame></text:p>
          </table:table-cell>
          <table:table-cell table:style-name="Tableau11.B2" office:value-type="string">
            <text:p text:style-name="P13"><draw:frame draw:style-name="fr2" draw:name="images2" text:anchor-type="paragraph" svg:width="8.306cm" svg:height="6.08cm" draw:z-index="23"><draw:image xlink:href="Pictures/200018FF000062650000480A53158684.svm" xlink:type="simple" xlink:show="embed" xlink:actuate="onLoad"/></draw:frame> <text:span text:style-name="T4">V=f(r,h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2">Aire du rectangle </text:p>
          </table:table-cell>
          <table:covered-table-cell/>
        </table:table-row>
        <table:table-row>
          <table:table-cell table:style-name="Tableau12.A1" office:value-type="string">
            <text:p text:style-name="Table_20_Contents"><draw:frame draw:style-name="fr2" draw:name="images5" text:anchor-type="paragraph" svg:width="8.306cm" svg:height="8.306cm" draw:z-index="24"><draw:image xlink:href="Pictures/200000080000464800004648216FE900.svm" xlink:type="simple" xlink:show="embed" xlink:actuate="onLoad"/></draw:frame></text:p>
          </table:table-cell>
          <table:table-cell table:style-name="Tableau12.B2" office:value-type="string">
            <text:p text:style-name="P13"><draw:frame draw:style-name="fr2" draw:name="images4" text:anchor-type="paragraph" svg:width="8.306cm" svg:height="6.08cm" draw:z-index="25"><draw:image xlink:href="Pictures/200018F6000062650000480A89F8706C.svm" xlink:type="simple" xlink:show="embed" xlink:actuate="onLoad"/></draw:frame><draw:frame draw:style-name="fr3" draw:name="Objet24" text:anchor-type="as-char" svg:width="2.161cm" svg:height="0.483cm" draw:z-index="3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</table:table>
      <text:p text:style-name="Standard"/>
      <text:p text:style-name="Standard"/>
      <text:h text:style-name="P31" text:outline-level="1">Détermination d'une fonction</text:h>
      <text:h text:style-name="P32" text:outline-level="2">Par une formule littérale</text:h>
      <text:p text:style-name="P4">On peut calculer <text:span text:style-name="T12">précisément </text:span>les valeurs de <text:span text:style-name="T4">f(x)</text:span> pour les valeurs envisagées du nombre <text:span text:style-name="T4">x</text:span>.</text:p>
      <text:p text:style-name="P4"/>
      <text:p text:style-name="P7">Exemple :</text:p>
      <text:p text:style-name="Standard"><text:span text:style-name="T1">Soit la fonction </text:span><text:span text:style-name="T1"><draw:frame draw:style-name="fr3" draw:name="Objet19" text:anchor-type="as-char" svg:width="0.944cm" svg:height="0.467cm" draw:z-index="33"><draw:object xlink:href="./Object 19" xlink:type="simple" xlink:show="embed" xlink:actuate="onLoad"/><draw:image xlink:href="./ObjectReplacements/Object 19" xlink:type="simple" xlink:show="embed" xlink:actuate="onLoad"/></draw:frame></text:span><text:span text:style-name="T1"> </text:span><text:span text:style-name="T1"><draw:g text:anchor-type="as-char" svg:y="-0.21cm" draw:z-index="15" draw:style-name="gr1"><draw:line draw:style-name="gr2" draw:text-style-name="P44" svg:x1="0cm" svg:y1="0.001cm" svg:x2="0cm" svg:y2="0.167cm"><text:p/></draw:line><draw:line draw:style-name="gr2" draw:text-style-name="P44" svg:x1="0cm" svg:y1="0.084cm" svg:x2="0.529cm" svg:y2="0.084cm"><text:p/></draw:line><draw:line draw:style-name="gr2" draw:text-style-name="P44" svg:x1="0.529cm" svg:y1="0.084cm" svg:x2="0.439cm" svg:y2="0.001cm"><text:p/></draw:line><draw:line draw:style-name="gr2" draw:text-style-name="P44" svg:x1="0.529cm" svg:y1="0.084cm" svg:x2="0.439cm" svg:y2="0.167cm"><text:p/></draw:line></draw:g></text:span><text:span text:style-name="T1"> </text:span><text:span text:style-name="T1"><draw:frame draw:style-name="fr3" draw:name="Objet20" text:anchor-type="as-char" svg:width="1.588cm" svg:height="0.483cm" draw:z-index="35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4"><draw:frame draw:style-name="fr3" draw:name="Objet18" text:anchor-type="as-char" svg:width="6.468cm" svg:height="0.483cm" draw:z-index="3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<text:tab/></text:p>
      <text:h text:style-name="P32" text:outline-level="2">Par sa courbe représentative</text:h>
      <text:p text:style-name="Standard">On peut déterminer des <text:span text:style-name="T12">valeurs approchées</text:span> de l'image d'un nombre donné ou des antécédents d'un nombre par cette fonction.</text:p>
      <text:p text:style-name="Standard"/>
      <text:p text:style-name="P7">Exemple :</text:p>
      <text:p text:style-name="Standard">La courbe tracée ci-dessous représente une fonction <text:span text:style-name="T4">f</text:span>.</text:p>
      <text:list xml:id="list37679756" text:style-name="L8">
        <text:list-item>
          <text:p text:style-name="P40">L'image de 0 est 3</text:p>
        </text:list-item>
        <text:list-item>
          <text:p text:style-name="P40">Les nombres 1 et -2 sont des antécédents de 2.</text:p>
        </text:list-item>
      </text:list>
      <text:p text:style-name="P5"><draw:frame draw:style-name="fr1" draw:name="D:\MES DOCUMENTS\PROF\3EME\COURS\CHAP8-NOTIONS DE FONCTION\GRAPHIQUE.GGB" text:anchor-type="paragraph" svg:x="0.298cm" svg:y="0.33cm" svg:width="15.692cm" svg:height="10.536cm" draw:z-index="17"><draw:image xlink:href="Pictures/200000070000CE5A00008A94079D616B.svm" xlink:type="simple" xlink:show="embed" xlink:actuate="onLoad"/></draw:frame></text:p>
      <text:h text:style-name="P33" text:outline-level="2">Par un tableau de valeurs</text:h>
      <text:p text:style-name="Standard">Un tableau de valeurs permet de connaître les valeurs prises par une fonction <text:span text:style-name="T4">f </text:span>pour <text:span text:style-name="T12">certaines valeurs</text:span> de la variable.</text:p>
      <text:p text:style-name="Standard"/>
      <text:p text:style-name="P7">Exemple :</text:p>
      <text:p text:style-name="Standard">Le tableau ci-dessous donne quelques valeurs de la pression atmosphérique P, en hectopascal (hPa) en fonction de l'altitude <text:span text:style-name="T4">a</text:span> (en km).</text:p>
      <text:p text:style-name="Standard"/>
      <table:table table:name="Tableau10" table:style-name="Tableau10">
        <table:table-column table:style-name="Tableau10.A"/>
        <table:table-column table:style-name="Tableau10.B" table:number-columns-repeated="9"/>
        <table:table-column table:style-name="Tableau10.K"/>
        <table:table-row>
          <table:table-cell table:style-name="Tableau10.A1" office:value-type="string">
            <text:p text:style-name="Table_20_Contents"><text:span text:style-name="T4">a</text:span> (en km)</text:p>
          </table:table-cell>
          <table:table-cell table:style-name="Tableau10.B1" office:value-type="float" office:value="0">
            <text:p text:style-name="P13">0</text:p>
          </table:table-cell>
          <table:table-cell table:style-name="Tableau10.C1" office:value-type="float" office:value="1">
            <text:p text:style-name="P13">1</text:p>
          </table:table-cell>
          <table:table-cell table:style-name="Tableau10.D1" office:value-type="float" office:value="2">
            <text:p text:style-name="P13">2</text:p>
          </table:table-cell>
          <table:table-cell table:style-name="Tableau10.E1" office:value-type="float" office:value="3">
            <text:p text:style-name="P13">3</text:p>
          </table:table-cell>
          <table:table-cell table:style-name="Tableau10.F1" office:value-type="float" office:value="5">
            <text:p text:style-name="P13">5</text:p>
          </table:table-cell>
          <table:table-cell table:style-name="Tableau10.G1" office:value-type="float" office:value="7">
            <text:p text:style-name="P13">7</text:p>
          </table:table-cell>
          <table:table-cell table:style-name="Tableau10.H1" office:value-type="float" office:value="8">
            <text:p text:style-name="P13">8</text:p>
          </table:table-cell>
          <table:table-cell table:style-name="Tableau10.I1" office:value-type="float" office:value="10">
            <text:p text:style-name="P13">10</text:p>
          </table:table-cell>
          <table:table-cell table:style-name="Tableau10.J1" office:value-type="float" office:value="15">
            <text:p text:style-name="P13">15</text:p>
          </table:table-cell>
          <table:table-cell table:style-name="Tableau10.K1" office:value-type="float" office:value="20">
            <text:p text:style-name="P13">20</text:p>
          </table:table-cell>
        </table:table-row>
        <table:table-row>
          <table:table-cell table:style-name="Tableau10.A2" office:value-type="string">
            <text:p text:style-name="Table_20_Contents">P (en hPa)</text:p>
          </table:table-cell>
          <table:table-cell table:style-name="Tableau10.B2" office:value-type="float" office:value="1000">
            <text:p text:style-name="P13">1000</text:p>
          </table:table-cell>
          <table:table-cell table:style-name="Tableau10.C2" office:value-type="float" office:value="900">
            <text:p text:style-name="P13">900</text:p>
          </table:table-cell>
          <table:table-cell table:style-name="Tableau10.D2" office:value-type="float" office:value="800">
            <text:p text:style-name="P13">800</text:p>
          </table:table-cell>
          <table:table-cell table:style-name="Tableau10.E2" office:value-type="float" office:value="700">
            <text:p text:style-name="P13">700</text:p>
          </table:table-cell>
          <table:table-cell table:style-name="Tableau10.F2" office:value-type="float" office:value="550">
            <text:p text:style-name="P13">550</text:p>
          </table:table-cell>
          <table:table-cell table:style-name="Tableau10.G2" office:value-type="float" office:value="410">
            <text:p text:style-name="P13">410</text:p>
          </table:table-cell>
          <table:table-cell table:style-name="Tableau10.H2" office:value-type="float" office:value="360">
            <text:p text:style-name="P13">360</text:p>
          </table:table-cell>
          <table:table-cell table:style-name="Tableau10.I2" office:value-type="float" office:value="260">
            <text:p text:style-name="P13">260</text:p>
          </table:table-cell>
          <table:table-cell table:style-name="Tableau10.J2" office:value-type="float" office:value="130">
            <text:p text:style-name="P13">130</text:p>
          </table:table-cell>
          <table:table-cell table:style-name="Tableau10.K2" office:value-type="float" office:value="55">
            <text:p text:style-name="P13">55</text:p>
          </table:table-cell>
        </table:table-row>
      </table:table>
      <text:p text:style-name="Standard"/>
      <text:p text:style-name="Standard">On peut représenter graphiquement la fonction </text:p>
      <text:p text:style-name="P8"><text:tab/><text:tab/></text:p>
      <text:p text:style-name="Standard"><text:span text:style-name="T4"><text:tab/><text:tab/><text:tab/><text:tab/><text:tab/>P : a</text:span> <draw:g text:anchor-type="as-char" svg:y="-0.21cm" draw:z-index="18" draw:style-name="gr1"><draw:line draw:style-name="gr2" draw:text-style-name="P44" svg:x1="0cm" svg:y1="0.001cm" svg:x2="0cm" svg:y2="0.167cm"><text:p/></draw:line><draw:line draw:style-name="gr2" draw:text-style-name="P44" svg:x1="0cm" svg:y1="0.084cm" svg:x2="0.529cm" svg:y2="0.084cm"><text:p/></draw:line><draw:line draw:style-name="gr2" draw:text-style-name="P44" svg:x1="0.529cm" svg:y1="0.084cm" svg:x2="0.439cm" svg:y2="0.001cm"><text:p/></draw:line><draw:line draw:style-name="gr2" draw:text-style-name="P44" svg:x1="0.529cm" svg:y1="0.084cm" svg:x2="0.439cm" svg:y2="0.167cm"><text:p/></draw:line></draw:g> <text:span text:style-name="T4">P(a)</text:span></text:p>
      <text:p text:style-name="P8"/>
      <text:p text:style-name="P8"/>
      <text:p text:style-name="P8"><draw:frame draw:style-name="fr5" draw:name="D:\MES DOCUMENTS\PROF\3EME\COURS\CHAP8-NOTIONS DE FONCTION\GRAPHIQUE-PRESSION.ODS" text:anchor-type="paragraph" svg:width="21.001cm" svg:height="12.049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19">Programme :</text:p>
      <text:p text:style-name="P11"/>
      <table:table table:name="Tableau9" table:style-name="Tableau9">
        <table:table-column table:style-name="Tableau9.A" table:number-columns-repeated="3"/>
        <table:table-row table:style-name="Tableau9.1">
          <table:table-cell table:style-name="Tableau9.A1" office:value-type="string">
            <text:p text:style-name="P10">Connaissances</text:p>
          </table:table-cell>
          <table:table-cell table:style-name="Tableau9.A1" office:value-type="string">
            <text:p text:style-name="P10">Capacités</text:p>
          </table:table-cell>
          <table:table-cell table:style-name="Tableau9.C1" office:value-type="string">
            <text:p text:style-name="P10">Commentaires</text:p>
          </table:table-cell>
        </table:table-row>
        <table:table-row table:style-name="Tableau9.1">
          <table:table-cell table:style-name="Tableau9.A2" office:value-type="string">
            <text:p text:style-name="P20">1.1. Notion de fonction</text:p>
            <text:p text:style-name="P21"><text:span text:style-name="T3">Image, antécédent, notations f (x), x </text:span><text:span text:style-name="T10"></text:span><text:span text:style-name="T3"> f (x).</text:span></text:p>
            <text:p text:style-name="P21"/>
            <text:p text:style-name="P21">[Thèmes de convergence]</text:p>
          </table:table-cell>
          <table:table-cell table:style-name="Tableau9.A2" office:value-type="string">
            <text:p text:style-name="P22"/>
            <text:p text:style-name="P21"><text:span text:style-name="T3">- </text:span><text:span text:style-name="T11">Déterminer l’image d’un nombre par une fonction </text:span><text:span text:style-name="T3">déterminée par une courbe, un tableau de données ou une formule.</text:span></text:p>
            <text:p text:style-name="P21"><text:span text:style-name="T3">- </text:span><text:span text:style-name="T11">Déterminer un antécédent par lecture directe dans </text:span><text:span text:style-name="T3">un tableau ou sur une représentation graphique.</text:span></text:p>
          </table:table-cell>
          <table:table-cell table:style-name="Tableau9.C2" office:value-type="string">
            <text:p text:style-name="P23"/>
            <text:p text:style-name="P21"><text:span text:style-name="T11">Toute définition générale de la notion de fonction et </text:span><text:span text:style-name="T3">la notion d’ensemble de définition sont hors programme.</text:span></text:p>
            <text:p text:style-name="P21"><text:span text:style-name="T3">La détermination d’un antécédent à partir de </text:span><text:span text:style-name="T11">l’expression algébrique d’une fonction n’est exigible </text:span><text:span text:style-name="T3">que dans le cas des fonctions linéaires ou affines.</text:span></text:p>
          </table:table-cell>
        </table:table-row>
      </table:table>
      <text:p text:style-name="Standard"/>
      <text:p text:style-name="P9">Compétences exigibles :</text:p>
      <text:list xml:id="list37657312" text:style-name="L9">
        <text:list-item>
          <text:p text:style-name="P41">Déterminer l'image d'un nombre par une fonction déterminée par une courbe, un tableau de données ou une formule.</text:p>
        </text:list-item>
        <text:list-item>
          <text:p text:style-name="P41">Connaître et utiliser le vocabulaire : fonction, image, antécédent, courbe représentative, ...</text:p>
        </text:list-item>
        <text:list-item>
          <text:p text:style-name="P41">Connaître et utiliser la notation <text:span text:style-name="T4">x</text:span> <draw:g text:anchor-type="as-char" svg:y="-0.21cm" draw:z-index="27" draw:style-name="gr1"><draw:line draw:style-name="gr2" draw:text-style-name="P44" svg:x1="0cm" svg:y1="-0.001cm" svg:x2="0cm" svg:y2="0.165cm"><text:p/></draw:line><draw:line draw:style-name="gr2" draw:text-style-name="P44" svg:x1="0cm" svg:y1="0.082cm" svg:x2="0.529cm" svg:y2="0.082cm"><text:p/></draw:line><draw:line draw:style-name="gr2" draw:text-style-name="P44" svg:x1="0.529cm" svg:y1="0.082cm" svg:x2="0.439cm" svg:y2="-0.001cm"><text:p/></draw:line><draw:line draw:style-name="gr2" draw:text-style-name="P44" svg:x1="0.529cm" svg:y1="0.082cm" svg:x2="0.439cm" svg:y2="0.165cm"><text:p/></draw:line></draw:g> <text:span text:style-name="T4">f(x)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class="extra">
      <style:paragraph-properties fo:orphans="2" fo:widows="2"/>
      <style:text-properties fo:color="#000000" style:font-name="Times New Roman" fo:font-size="9pt" fo:letter-spacing="-0.004cm" fo:language="fr" fo:country="FR" style:font-name-asian="Arial" style:font-size-asian="9pt" style:font-name-complex="Calibri" style:font-size-complex="9pt" style:language-complex="ar" style:country-complex="SA"/>
    </style:style>
    <style:style style:name="math_20_4_20_compétence" style:display-name="math 4 compétence" style:family="paragraph" style:parent-style-name="Standard" style:class="text" style:master-page-name="">
      <style:paragraph-properties fo:margin="100%" fo:margin-left="1cm" fo:margin-right="0cm" fo:text-indent="0cm" style:auto-text-indent="false" style:page-number="auto" fo:background-color="transparent">
        <style:background-image/>
      </style:paragraph-properties>
      <style:text-properties style:font-name="Verdana"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3_20_compétence_20_hors_20_socle" style:display-name="math 4.3 compétence hors socle" style:family="text">
      <style:text-properties style:font-name="Verdana" fo:font-size="8pt" fo:background-color="#ffb5b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0T12:47:30.62</meta:creation-date>
    <meta:editing-duration>PT5H34M42S</meta:editing-duration>
    <meta:editing-cycles>21</meta:editing-cycles>
    <meta:generator>LibreOffice/3.6$Windows_x86 LibreOffice_project/2ef5aff-a6fb0ff-166bdff-cf087ad-0f1389</meta:generator>
    <meta:initial-creator>Johann DOLIVET</meta:initial-creator>
    <dc:date>2013-01-18T17:53:17.97</dc:date>
    <meta:document-statistic meta:table-count="12" meta:image-count="12" meta:object-count="29" meta:page-count="8" meta:paragraph-count="145" meta:word-count="925" meta:character-count="5014" meta:non-whitespace-character-count="4157"/>
  </office:meta>
</office:document-meta>
</file>

<file path=Object 1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10/content.xml><?xml version="1.0" encoding="utf-8"?>
<math xmlns="http://www.w3.org/1998/Math/MathML">
  <semantics>
    <mrow>
      <mi>cos</mi>
      <mrow>
        <mo stretchy="false">(</mo>
        <mo stretchy="false">α</mo>
        <mo stretchy="false">)</mo>
      </mrow>
    </mrow>
    <annotation encoding="StarMath 5.0">cos(%alpha)</annotation>
  </semantics>
</math>
</file>

<file path=Object 11/content.xml><?xml version="1.0" encoding="utf-8"?>
<math xmlns="http://www.w3.org/1998/Math/MathML">
  <semantics>
    <mo stretchy="false">α</mo>
    <annotation encoding="StarMath 5.0">%alpha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i>–</mi>
            <mn>3</mn>
          </mrow>
          <mo stretchy="false">)</mo>
        </mrow>
        <mi mathvariant="normal">=</mi>
        <msup>
          <mrow>
            <mo stretchy="false">(</mo>
            <mrow>
              <mi>–</mi>
              <mn>3</mn>
            </mrow>
            <mo stretchy="false">)</mo>
          </mrow>
          <mn>2</mn>
        </msup>
      </mrow>
      <mi>–</mi>
      <mrow>
        <mn>1</mn>
        <mi mathvariant="normal">=</mi>
        <mn>9</mn>
      </mrow>
      <mi>–</mi>
      <mrow>
        <mn>1</mn>
        <mi mathvariant="normal">=</mi>
        <mn>8</mn>
      </mrow>
    </mrow>
    <annotation encoding="StarMath 5.0">f(–{3})=(–{3})^2–{1}={9}–{1}={8}</annotation>
  </semantics>
</math>
</file>

<file path=Object 13/content.xml><?xml version="1.0" encoding="utf-8"?>
<math xmlns="http://www.w3.org/1998/Math/MathML">
  <semantics>
    <mrow>
      <mi>cos</mi>
      <mrow>
        <mo stretchy="false">(</mo>
        <mo stretchy="false">α</mo>
        <mo stretchy="false">)</mo>
      </mrow>
    </mrow>
    <annotation encoding="StarMath 5.0">cos(%alpha)</annotation>
  </semantics>
</math>
</file>

<file path=Object 14/content.xml><?xml version="1.0" encoding="utf-8"?>
<math xmlns="http://www.w3.org/1998/Math/MathML">
  <semantics>
    <mrow>
      <mrow>
        <mi>y</mi>
        <mi mathvariant="normal">=</mi>
        <msup>
          <mi>x</mi>
          <mn>2</mn>
        </msup>
      </mrow>
      <mi>–</mi>
      <mn>1</mn>
    </mrow>
    <annotation encoding="StarMath 5.0">y=x^2–{1}</annotation>
  </semantics>
</math>
</file>

<file path=Object 15/content.xml><?xml version="1.0" encoding="utf-8"?>
<math xmlns="http://www.w3.org/1998/Math/MathML">
  <semantics>
    <mrow>
      <mi>f</mi>
      <mrow>
        <mrow>
          <mo stretchy="false">(</mo>
          <mn>2</mn>
          <mo stretchy="false">)</mo>
        </mrow>
        <mi mathvariant="normal">=</mi>
        <msup>
          <mn>2</mn>
          <mn>2</mn>
        </msup>
      </mrow>
      <mi>–</mi>
      <mrow>
        <mn>1</mn>
        <mi mathvariant="normal">=</mi>
        <mn>4</mn>
      </mrow>
      <mi>–</mi>
      <mrow>
        <mn>1</mn>
        <mi mathvariant="normal">=</mi>
        <mn>3</mn>
      </mrow>
    </mrow>
    <annotation encoding="StarMath 5.0">f({2})={2}^2–{1}={4}–{1}={3}</annotation>
  </semantics>
</math>
</file>

<file path=Object 16/content.xml><?xml version="1.0" encoding="utf-8"?>
<math xmlns="http://www.w3.org/1998/Math/MathML">
  <semantics>
    <mo stretchy="false">α</mo>
    <annotation encoding="StarMath 5.0">%alpha</annotation>
  </semantics>
</math>
</file>

<file path=Object 17/content.xml><?xml version="1.0" encoding="utf-8"?>
<math xmlns="http://www.w3.org/1998/Math/MathML">
  <semantics>
    <mrow>
      <mi>cos</mi>
      <mrow>
        <mo stretchy="false">(</mo>
        <mo stretchy="false">α</mo>
        <mo stretchy="false">)</mo>
      </mrow>
    </mrow>
    <annotation encoding="StarMath 5.0">cos(%alpha)</annotation>
  </semantics>
</math>
</file>

<file path=Object 18/content.xml><?xml version="1.0" encoding="utf-8"?>
<math xmlns="http://www.w3.org/1998/Math/MathML">
  <semantics>
    <mrow>
      <mi>f</mi>
      <mrow>
        <mrow>
          <mo stretchy="false">(</mo>
          <mrow>
            <mi>–</mi>
            <mn>5</mn>
          </mrow>
          <mo stretchy="false">)</mo>
        </mrow>
        <mi mathvariant="normal">=</mi>
        <mi>–</mi>
      </mrow>
      <mn>5</mn>
      <mrow>
        <mrow>
          <mo stretchy="false">(</mo>
          <mrow>
            <mi>–</mi>
            <mn>5</mn>
            <mi>–</mi>
            <mn>1</mn>
          </mrow>
          <mo stretchy="false">)</mo>
        </mrow>
        <mi mathvariant="normal">=</mi>
        <mi>–</mi>
      </mrow>
      <mrow>
        <mrow>
          <mn>5</mn>
          <mi mathvariant="normal">×</mi>
          <mrow>
            <mo stretchy="false">(</mo>
            <mrow>
              <mi>–</mi>
              <mn>6</mn>
            </mrow>
            <mo stretchy="false">)</mo>
          </mrow>
        </mrow>
        <mi mathvariant="normal">=</mi>
        <mn>30</mn>
      </mrow>
    </mrow>
    <annotation encoding="StarMath 5.0">f(–{5})=–{5}(–{5}–{1})=–{5} times (–{6})={30}</annotation>
  </semantics>
</math>
</file>

<file path=Object 19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 nitalic:  x</annotation>
  </semantics>
</math>
</file>

<file path=Object 2/content.xml><?xml version="1.0" encoding="utf-8"?>
<math xmlns="http://www.w3.org/1998/Math/MathML">
  <semantics>
    <mrow>
      <mi>cos</mi>
      <mrow>
        <mo stretchy="false">(</mo>
        <mo stretchy="false">α</mo>
        <mo stretchy="false">)</mo>
      </mrow>
    </mrow>
    <annotation encoding="StarMath 5.0">cos(%alpha)</annotation>
  </semantics>
</math>
</file>

<file path=Object 20/content.xml><?xml version="1.0" encoding="utf-8"?>
<math xmlns="http://www.w3.org/1998/Math/MathML">
  <semantics>
    <mrow>
      <mi>x</mi>
      <mrow>
        <mo stretchy="false">(</mo>
        <mrow>
          <mi>x</mi>
          <mi>–</mi>
          <mn>1</mn>
        </mrow>
        <mo stretchy="false">)</mo>
      </mrow>
    </mrow>
    <annotation encoding="StarMath 5.0">x(x–{1})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width="0.1cm"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100" chart:reverse-direction="false" text:line-break="false" chart:link-data-style-to-source="false" chart:axis-position="0"/>
      <style:graphic-properties svg:stroke-width="0.1cm"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12.048cm" xlink:href="." xlink:type="simple" chart:class="chart:scatter" chart:style-name="ch1">
        <chart:title svg:x="5.826cm" svg:y="0.376cm" chart:style-name="ch2">
          <text:p>Pression atmosphérique en fonction de l'altitude</text:p>
        </chart:title>
        <chart:plot-area chart:style-name="ch3" chart:data-source-has-labels="both" svg:x="1.352cm" svg:y="1.053cm" svg:width="19.193cm" svg:height="9.986cm">
          <chartooo:coordinate-region svg:x="2.238cm" svg:y="1.24cm" svg:width="18.146cm" svg:height="9.179cm"/>
          <chart:axis chart:dimension="x" chart:name="primary-x" chart:style-name="ch4" chartooo:axis-type="auto">
            <chart:title svg:x="18.107cm" svg:y="11.445cm" chart:style-name="ch5">
              <text:p>a (en km)</text:p>
            </chart:title>
            <chart:categories table:cell-range-address="local-table.$B$1:.$K$1"/>
            <chart:grid chart:style-name="ch6" chart:class="major"/>
          </chart:axis>
          <chart:axis chart:dimension="y" chart:name="primary-y" chart:style-name="ch7">
            <chart:title svg:x="0.601cm" svg:y="2.475cm" chart:style-name="ch8">
              <text:p>P (en hPa)</text:p>
            </chart:title>
            <chart:grid chart:style-name="ch6" chart:class="major"/>
          </chart:axis>
          <chart:series chart:style-name="ch9" chart:values-cell-range-address="local-table.$B$3:.$K$3" chart:label-cell-address="local-table.$A$3" chart:class="chart:scatter">
            <chart:domain table:cell-range-address="local-table.$B$2:.$K$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 (en hPa)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550">
                <text:p>550</text:p>
              </table:table-cell>
              <table:table-cell office:value-type="float" office:value="410">
                <text:p>410</text:p>
              </table:table-cell>
              <table:table-cell office:value-type="float" office:value="360">
                <text:p>360</text:p>
              </table:table-cell>
              <table:table-cell office:value-type="float" office:value="260">
                <text:p>260</text:p>
              </table:table-cell>
              <table:table-cell office:value-type="float" office:value="130">
                <text:p>13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math xmlns="http://www.w3.org/1998/Math/MathML">
  <semantics>
    <mrow>
      <mrow>
        <mi>A</mi>
        <mi mathvariant="normal">=</mi>
        <mi>f</mi>
      </mrow>
      <mrow>
        <mo stretchy="false">(</mo>
        <mi>c</mi>
        <mo stretchy="false">)</mo>
      </mrow>
    </mrow>
    <annotation encoding="StarMath 5.0">A=f(c)</annotation>
  </semantics>
</math>
</file>

<file path=Object 23/content.xml><?xml version="1.0" encoding="utf-8"?>
<math xmlns="http://www.w3.org/1998/Math/MathML">
  <semantics>
    <msqrt>
      <mi>x</mi>
    </msqrt>
    <annotation encoding="StarMath 5.0">sqrt x</annotation>
  </semantics>
</math>
</file>

<file path=Object 24/content.xml><?xml version="1.0" encoding="utf-8"?>
<math xmlns="http://www.w3.org/1998/Math/MathML">
  <semantics>
    <mrow>
      <mrow>
        <mi>V</mi>
        <mi mathvariant="normal">=</mi>
        <mi>f</mi>
      </mrow>
      <mrow>
        <mo stretchy="false">(</mo>
        <mi>r</mi>
        <mo stretchy="false">)</mo>
      </mrow>
    </mrow>
    <annotation encoding="StarMath 5.0">V=f(r)</annotation>
  </semantics>
</math>
</file>

<file path=Object 25/content.xml><?xml version="1.0" encoding="utf-8"?>
<math xmlns="http://www.w3.org/1998/Math/MathML">
  <semantics>
    <mrow>
      <mrow>
        <mi>A</mi>
        <mi mathvariant="normal">=</mi>
        <mi>f</mi>
      </mrow>
      <mrow>
        <mo stretchy="false">(</mo>
        <mrow>
          <mi>l</mi>
          <mi>,</mi>
          <mi>L</mi>
        </mrow>
        <mo stretchy="false">)</mo>
      </mrow>
    </mrow>
    <annotation encoding="StarMath 5.0">A=f(l,L)</annotation>
  </semantics>
</math>
</file>

<file path=Object 26/content.xml><?xml version="1.0" encoding="utf-8"?>
<math xmlns="http://www.w3.org/1998/Math/MathML">
  <semantics>
    <mrow>
      <mi>f</mi>
      <mrow>
        <mrow>
          <mo stretchy="false">(</mo>
          <mrow>
            <mo stretchy="false">−</mo>
            <mn>2</mn>
          </mrow>
          <mo stretchy="false">)</mo>
        </mrow>
        <mo stretchy="false">=</mo>
        <mn>4</mn>
      </mrow>
    </mrow>
    <annotation encoding="StarMath 5.0">f(-{2})={4}</annotation>
  </semantics>
</math>
</file>

<file path=Object 27/content.xml><?xml version="1.0" encoding="utf-8"?>
<math xmlns="http://www.w3.org/1998/Math/MathML">
  <semantics>
    <mrow>
      <mi>f</mi>
    </mrow>
    <annotation encoding="StarMath 5.0">f</annotation>
  </semantics>
</math>
</file>

<file path=Object 28/content.xml><?xml version="1.0" encoding="utf-8"?>
<math xmlns="http://www.w3.org/1998/Math/MathML">
  <semantics>
    <mrow>
      <mi>f</mi>
      <mstyle mathvariant="normal">
        <mrow>
          <mi mathvariant="normal">:</mi>
        </mrow>
      </mstyle>
    </mrow>
    <annotation encoding="StarMath 5.0">f  nitalic: </annotation>
  </semantics>
</math>
</file>

<file path=Object 29/content.xml><?xml version="1.0" encoding="utf-8"?>
<math xmlns="http://www.w3.org/1998/Math/MathML">
  <semantics>
    <mrow>
      <mi>f</mi>
    </mrow>
    <annotation encoding="StarMath 5.0">f</annotation>
  </semantics>
</math>
</file>

<file path=Object 3/content.xml><?xml version="1.0" encoding="utf-8"?>
<math xmlns="http://www.w3.org/1998/Math/MathML">
  <semantics>
    <mrow>
      <mi/>
      <mi mathvariant="normal">×</mi>
      <mn>3</mn>
    </mrow>
    <annotation encoding="StarMath 5.0">` times {3}</annotation>
  </semantics>
</math>
</file>

<file path=Object 4/content.xml><?xml version="1.0" encoding="utf-8"?>
<math xmlns="http://www.w3.org/1998/Math/MathML">
  <semantics>
    <mrow>
      <mo stretchy="false">+</mo>
      <mn>4</mn>
    </mrow>
    <annotation encoding="StarMath 5.0">+{4}</annotation>
  </semantics>
</math>
</file>

<file path=Object 5/content.xml><?xml version="1.0" encoding="utf-8"?>
<math xmlns="http://www.w3.org/1998/Math/MathML">
  <semantics>
    <mo stretchy="false">α</mo>
    <annotation encoding="StarMath 5.0">%alpha</annotation>
  </semantics>
</math>
</file>

<file path=Object 6/content.xml><?xml version="1.0" encoding="utf-8"?>
<math xmlns="http://www.w3.org/1998/Math/MathML">
  <semantics>
    <mrow>
      <mi>cos</mi>
      <mrow>
        <mo stretchy="false">(</mo>
        <mo stretchy="false">α</mo>
        <mo stretchy="false">)</mo>
      </mrow>
    </mrow>
    <annotation encoding="StarMath 5.0">cos(%alpha)</annotation>
  </semantics>
</math>
</file>

<file path=Object 7/content.xml><?xml version="1.0" encoding="utf-8"?>
<math xmlns="http://www.w3.org/1998/Math/MathML">
  <semantics>
    <mfrac>
      <mn>1</mn>
      <msqrt>
        <mn>2</mn>
      </msqrt>
    </mfrac>
    <annotation encoding="StarMath 5.0">{1} over sqrt{2}</annotation>
  </semantics>
</math>
</file>

<file path=Object 8/content.xml><?xml version="1.0" encoding="utf-8"?>
<math xmlns="http://www.w3.org/1998/Math/MathML">
  <semantics>
    <mrow>
      <mrow>
        <mn>0</mn>
        <mo stretchy="false">≤</mo>
        <mo stretchy="false">α</mo>
      </mrow>
      <mo stretchy="false">≤</mo>
      <mn>90</mn>
    </mrow>
    <annotation encoding="StarMath 5.0">{0} leslant %alpha leslant {90}</annotation>
  </semantics>
</math>
</file>

<file path=Object 9/content.xml><?xml version="1.0" encoding="utf-8"?>
<math xmlns="http://www.w3.org/1998/Math/MathML">
  <semantics>
    <mrow>
      <msup>
        <mi>x</mi>
        <mn>2</mn>
      </msup>
      <mi>–</mi>
      <mn>1</mn>
    </mrow>
    <annotation encoding="StarMath 5.0">x^2–{1}</annotation>
  </semantics>
</math>
</file>